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426cca"/>
    </style:style>
    <style:style style:name="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4" style:family="paragraph" style:parent-style-name="Text_20_body">
      <style:text-properties officeooo:rsid="013723c1" officeooo:paragraph-rsid="013723c1"/>
    </style:style>
    <style:style style:name="P5" style:family="paragraph" style:parent-style-name="Text_20_body">
      <style:text-properties officeooo:rsid="0140f987" officeooo:paragraph-rsid="0140f987"/>
    </style:style>
    <style:style style:name="P6" style:family="paragraph" style:parent-style-name="Standard">
      <style:text-properties officeooo:rsid="0137112d" officeooo:paragraph-rsid="0137112d"/>
    </style:style>
    <style:style style:name="P7" style:family="paragraph" style:parent-style-name="Text_20_body">
      <style:text-properties fo:font-weight="bold" officeooo:rsid="0143ab10" officeooo:paragraph-rsid="0143ab10" style:font-weight-asian="bold" style:font-weight-complex="bold"/>
    </style:style>
    <style:style style:name="P8" style:family="paragraph" style:parent-style-name="Text_20_body">
      <style:text-properties fo:font-weight="bold" officeooo:rsid="01426844" officeooo:paragraph-rsid="01426844" style:font-weight-asian="bold" style:font-weight-complex="bold"/>
    </style:style>
    <style:style style:name="P9" style:family="paragraph" style:parent-style-name="Text_20_body">
      <style:text-properties fo:font-style="normal" officeooo:rsid="013723c1" officeooo:paragraph-rsid="013723c1" style:font-style-asian="normal" style:font-style-complex="normal"/>
    </style:style>
    <style:style style:name="P10" style:family="paragraph" style:parent-style-name="Text_20_body">
      <style:text-properties fo:font-style="normal" fo:font-weight="normal" officeooo:rsid="0145ea8d" officeooo:paragraph-rsid="0145ea8d" style:font-style-asian="normal" style:font-weight-asian="normal" style:font-style-complex="normal" style:font-weight-complex="normal"/>
    </style:style>
    <style:style style:name="P11" style:family="paragraph" style:parent-style-name="Text_20_body">
      <style:text-properties fo:font-weight="normal" officeooo:rsid="013d2e62" officeooo:paragraph-rsid="013d2e62" style:font-weight-asian="normal" style:font-weight-complex="normal"/>
    </style:style>
    <style:style style:name="P12" style:family="paragraph" style:parent-style-name="Heading_20_1">
      <style:text-properties officeooo:rsid="013723c1" officeooo:paragraph-rsid="013723c1"/>
    </style:style>
    <style:style style:name="P13" style:family="paragraph" style:parent-style-name="Heading_20_1">
      <style:text-properties officeooo:rsid="0145ea8d" officeooo:paragraph-rsid="0145ea8d"/>
    </style:style>
    <style:style style:name="P14" style:family="paragraph" style:parent-style-name="Heading_20_1">
      <style:paragraph-properties fo:break-before="page"/>
      <style:text-properties officeooo:rsid="0145ea8d" officeooo:paragraph-rsid="0145ea8d"/>
    </style:style>
    <style:style style:name="P15" style:family="paragraph" style:parent-style-name="Heading_20_1">
      <style:text-properties officeooo:rsid="013f3e6d" officeooo:paragraph-rsid="013f3e6d"/>
    </style:style>
    <style:style style:name="P16" style:family="paragraph" style:parent-style-name="Heading_20_1">
      <style:text-properties officeooo:rsid="0140f987" officeooo:paragraph-rsid="0140f987"/>
    </style:style>
    <style:style style:name="P17" style:family="paragraph" style:parent-style-name="Text_20_body" style:list-style-name="AdvLab-Bullet">
      <style:text-properties fo:font-weight="bold" officeooo:rsid="01374f04" officeooo:paragraph-rsid="01374f04" style:font-weight-asian="bold" style:font-weight-complex="bold"/>
    </style:style>
    <style:style style:name="P18" style:family="paragraph" style:parent-style-name="Text_20_body" style:list-style-name="AdvLab-Bullet">
      <style:text-properties fo:font-weight="bold" officeooo:rsid="013ba3ce" officeooo:paragraph-rsid="013ba3ce" style:font-weight-asian="bold" style:font-weight-complex="bold"/>
    </style:style>
    <style:style style:name="P19" style:family="paragraph" style:parent-style-name="Text_20_body" style:list-style-name="AdvLab-Bullet">
      <style:text-properties fo:font-weight="bold" officeooo:rsid="0143931a" officeooo:paragraph-rsid="0143931a" style:font-weight-asian="bold" style:font-weight-complex="bold"/>
    </style:style>
    <style:style style:name="P20" style:family="paragraph" style:parent-style-name="Text_20_body" style:list-style-name="AdvLab-Bullet">
      <style:text-properties fo:font-weight="bold" officeooo:rsid="0143ab10" officeooo:paragraph-rsid="0143ab10" style:font-weight-asian="bold" style:font-weight-complex="bold"/>
    </style:style>
    <style:style style:name="P21" style:family="paragraph" style:parent-style-name="Text_20_body" style:list-style-name="AdvLab-Bullet">
      <style:text-properties fo:font-weight="bold" officeooo:rsid="013bce34" officeooo:paragraph-rsid="013bce34" style:font-weight-asian="bold" style:font-weight-complex="bold"/>
    </style:style>
    <style:style style:name="P22" style:family="paragraph" style:parent-style-name="Text_20_body" style:list-style-name="AdvLab-Bullet">
      <style:text-properties fo:font-weight="bold" officeooo:rsid="014809fd" officeooo:paragraph-rsid="014809fd" style:font-weight-asian="bold" style:font-weight-complex="bold"/>
    </style:style>
    <style:style style:name="P23" style:family="paragraph" style:parent-style-name="Text_20_body" style:list-style-name="AdvLab-Bullet">
      <style:text-properties fo:font-weight="bold" officeooo:rsid="013d2e62" officeooo:paragraph-rsid="013d2e62" style:font-weight-asian="bold" style:font-weight-complex="bold"/>
    </style:style>
    <style:style style:name="P24" style:family="paragraph" style:parent-style-name="Text_20_body" style:list-style-name="AdvLab-Bullet">
      <style:text-properties fo:font-weight="bold" officeooo:rsid="0140f987" officeooo:paragraph-rsid="0140f987" style:font-weight-asian="bold" style:font-weight-complex="bold"/>
    </style:style>
    <style:style style:name="P25" style:family="paragraph" style:parent-style-name="Text_20_body" style:list-style-name="AdvLab-Bullet">
      <style:text-properties fo:font-weight="bold" officeooo:rsid="01426844" officeooo:paragraph-rsid="01426844" style:font-weight-asian="bold" style:font-weight-complex="bold"/>
    </style:style>
    <style:style style:name="P26" style:family="paragraph" style:parent-style-name="Text_20_body" style:list-style-name="AdvLab-Bullet">
      <style:text-properties fo:font-style="normal" fo:font-weight="normal" officeooo:rsid="0143931a" officeooo:paragraph-rsid="0143931a" style:font-style-asian="normal" style:font-weight-asian="normal" style:font-style-complex="normal" style:font-weight-complex="normal"/>
    </style:style>
    <style:style style:name="P27" style:family="paragraph" style:parent-style-name="Text_20_body" style:list-style-name="AdvLab-Bullet">
      <style:text-properties fo:font-style="normal" fo:font-weight="normal" officeooo:rsid="0143ab10" officeooo:paragraph-rsid="0143ab10" style:font-style-asian="normal" style:font-weight-asian="normal" style:font-style-complex="normal" style:font-weight-complex="normal"/>
    </style:style>
    <style:style style:name="P28" style:family="paragraph" style:parent-style-name="Text_20_body" style:list-style-name="AdvLab-Bullet">
      <style:text-properties officeooo:rsid="0145ea8d" officeooo:paragraph-rsid="0145ea8d"/>
    </style:style>
    <style:style style:name="P29" style:family="paragraph" style:parent-style-name="Text_20_body" style:list-style-name="AdvLab-Bullet">
      <style:text-properties style:font-name="Liberation Serif3" officeooo:rsid="0147a28a" officeooo:paragraph-rsid="0147a28a"/>
    </style:style>
    <style:style style:name="P30" style:family="paragraph" style:parent-style-name="Text_20_body" style:list-style-name="AdvLab-Bullet">
      <style:text-properties officeooo:rsid="0147a28a" officeooo:paragraph-rsid="0147a28a"/>
    </style:style>
    <style:style style:name="P31" style:family="paragraph" style:parent-style-name="Text_20_body" style:list-style-name="AdvLab-Bullet">
      <style:text-properties fo:font-weight="normal" officeooo:rsid="014c1bd6" officeooo:paragraph-rsid="014c1bd6" style:font-weight-asian="normal" style:font-weight-complex="normal"/>
    </style:style>
    <style:style style:name="T1" style:family="text">
      <style:text-properties fo:font-size="12pt" fo:font-weight="bold" officeooo:rsid="0143931a" style:font-size-asian="10.5pt"/>
    </style:style>
    <style:style style:name="T2" style:family="text">
      <style:text-properties fo:font-size="12pt" fo:font-weight="bold" officeooo:rsid="01057fde" style:font-size-asian="10.5pt"/>
    </style:style>
    <style:style style:name="T3" style:family="text">
      <style:text-properties fo:font-size="12pt" fo:font-weight="bold" officeooo:rsid="010124a3" style:font-size-asian="10.5pt"/>
    </style:style>
    <style:style style:name="T4" style:family="text">
      <style:text-properties fo:font-size="12pt" fo:font-weight="bold" officeooo:rsid="011bbfad" style:font-name-asian="Liberation Sans1" style:font-size-asian="10.5pt" style:font-name-complex="Liberation Sans1"/>
    </style:style>
    <style:style style:name="T5" style:family="text">
      <style:text-properties fo:font-size="12pt" fo:font-weight="bold" officeooo:rsid="0137112d" style:font-name-asian="Liberation Sans1" style:font-size-asian="10.5pt" style:font-name-complex="Liberation Sans1"/>
    </style:style>
    <style:style style:name="T6" style:family="text">
      <style:text-properties officeooo:rsid="0050f0df"/>
    </style:style>
    <style:style style:name="T7" style:family="text">
      <style:text-properties officeooo:rsid="00b1e0fa" style:font-name-asian="Liberation Sans1" style:font-name-complex="Liberation Sans1"/>
    </style:style>
    <style:style style:name="T8" style:family="text">
      <style:text-properties officeooo:rsid="010563d1"/>
    </style:style>
    <style:style style:name="T9" style:family="text">
      <style:text-properties officeooo:rsid="0050f0df" style:font-name-asian="Liberation Serif" style:font-name-complex="Liberation Serif"/>
    </style:style>
    <style:style style:name="T10" style:family="text">
      <style:text-properties officeooo:rsid="0050f0df" style:font-name-asian="Arial Unicode MS" style:font-name-complex="Arial Unicode MS"/>
    </style:style>
    <style:style style:name="T11" style:family="text">
      <style:text-properties officeooo:rsid="007e5b1a" style:font-name-asian="Arial Unicode MS" style:font-name-complex="Arial Unicode MS"/>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1426844"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1374f04" style:font-style-asian="normal" style:font-style-complex="normal"/>
    </style:style>
    <style:style style:name="T17" style:family="text">
      <style:text-properties fo:font-style="normal" officeooo:rsid="013e53ef" style:font-style-asian="normal" style:font-style-complex="normal"/>
    </style:style>
    <style:style style:name="T18" style:family="text">
      <style:text-properties fo:font-style="normal" officeooo:rsid="0143931a" style:font-style-asian="normal" style:font-style-complex="normal"/>
    </style:style>
    <style:style style:name="T19" style:family="text">
      <style:text-properties fo:font-style="normal" officeooo:rsid="0139ce00" style:font-style-asian="normal" style:font-style-complex="normal"/>
    </style:style>
    <style:style style:name="T20" style:family="text">
      <style:text-properties fo:font-style="normal" officeooo:rsid="0143ab10" style:font-style-asian="normal" style:font-style-complex="normal"/>
    </style:style>
    <style:style style:name="T21" style:family="text">
      <style:text-properties fo:font-style="normal" officeooo:rsid="0148e9a5" style:font-style-asian="normal" style:font-style-complex="normal"/>
    </style:style>
    <style:style style:name="T22" style:family="text">
      <style:text-properties fo:font-style="normal" style:font-style-asian="normal" style:font-weight-asian="normal" style:font-style-complex="normal" style:font-weight-complex="normal"/>
    </style:style>
    <style:style style:name="T23" style:family="text">
      <style:text-properties fo:font-style="normal" officeooo:rsid="0143931a" style:font-style-asian="normal" style:font-weight-asian="normal" style:font-style-complex="normal"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426844" style:font-style-asian="normal" style:font-weight-asian="normal" style:font-style-complex="normal" style:font-weight-complex="normal"/>
    </style:style>
    <style:style style:name="T26" style:family="text">
      <style:text-properties fo:font-style="normal" fo:font-weight="normal" officeooo:rsid="0143ab10" style:font-style-asian="normal" style:font-weight-asian="normal" style:font-style-complex="normal" style:font-weight-complex="normal"/>
    </style:style>
    <style:style style:name="T27" style:family="text">
      <style:text-properties fo:font-style="normal" fo:font-weight="normal" officeooo:rsid="0148e9a5" style:font-style-asian="normal" style:font-weight-asian="normal" style:font-style-complex="normal" style:font-weight-complex="normal"/>
    </style:style>
    <style:style style:name="T28" style:family="text">
      <style:text-properties fo:font-weight="normal" style:font-weight-asian="normal" style:font-weight-complex="normal"/>
    </style:style>
    <style:style style:name="T29" style:family="text">
      <style:text-properties fo:font-weight="normal" officeooo:rsid="01426844" style:font-weight-asian="normal" style:font-weight-complex="normal"/>
    </style:style>
    <style:style style:name="T30" style:family="text">
      <style:text-properties fo:font-weight="normal" officeooo:rsid="0143ab10" style:font-weight-asian="normal" style:font-weight-complex="normal"/>
    </style:style>
    <style:style style:name="T31" style:family="text">
      <style:text-properties fo:font-weight="bold" style:font-weight-asian="bold" style:font-weight-complex="bold"/>
    </style:style>
    <style:style style:name="T32" style:family="text">
      <style:text-properties officeooo:rsid="01426844"/>
    </style:style>
    <style:style style:name="T33" style:family="text">
      <style:text-properties officeooo:rsid="0143931a"/>
    </style:style>
    <style:style style:name="T34" style:family="text">
      <style:text-properties officeooo:rsid="0143ab10"/>
    </style:style>
    <style:style style:name="T35" style:family="text">
      <style:text-properties style:font-name="Liberation Serif2"/>
    </style:style>
    <style:style style:name="T36" style:family="text">
      <style:text-properties style:font-name="Liberation Serif3"/>
    </style:style>
    <style:style style:name="T37" style:family="text">
      <style:text-properties officeooo:rsid="0147a28a"/>
    </style:style>
    <style:style style:name="T38" style:family="text">
      <style:text-properties officeooo:rsid="0148e9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6">About 15 years ago a new term was coined, <text:span text:style-name="T12">physical computing</text:span><text:span text:style-name="T15">. Let me give you the Wikipedia introduction:</text:span></text:p>
      <text:p text:style-name="Quotations"><text:span text:style-name="T31">Physical computing</text:span> involves interactive systems that can sense and respond to the world around them. While this definition is broad enough to encompass systems such as smart automotive traffic control systems or factory automation processes, it is not commonly used to describe them. In a broader sense, physical computing is a creative framework for understanding human beings' relationship to the digital world. In practical use, the term most often describes handmade art, design or DIY hobby projects that use sensors and microcontrollers to translate analog input to a software system, and/or control electro-mechanical devices such as motors, servos, lighting or other hardware. </text:p>
      <text:p text:style-name="P4">The scientific terminology for this is <text:span text:style-name="T12">interfacing</text:span><text:span text:style-name="T15"> or</text:span><text:span text:style-name="T12"> instrumenting </text:span><text:span text:style-name="T15">– connecting a computing device to sensors (input) and controllers (output.) If you think about doing experiments you can break the process into changing parameters, and measuring what happens.</text:span></text:p>
      <text:p text:style-name="P9">Today’s lab starts you down the road to designing and building experiments.</text:p>
      <text:h text:style-name="P12" text:outline-level="1">Getting Started with Interfacing</text:h>
      <text:p text:style-name="P4">Start working through Ch. <text:span text:style-name="T33">3</text:span> <text:span text:style-name="T12">Physical computing</text:span><text:span text:style-name="T15">. </text:span><text:span text:style-name="T16">Here are some notes. </text:span><text:span text:style-name="T18">Please read them as you go.</text:span></text:p>
      <text:list text:style-name="AdvLab-Bullet">
        <text:list-item>
          <text:p text:style-name="P17"><text:span text:style-name="T15">Importing</text:span><text:span text:style-name="T24">. Python, like most programming languages, is a general purpose language that people use for a wide variety of purposes. So the basic language leaves out commands that are specialized. Like most languages, there is a way to extend the languages for specific purposes. In python this is done by </text:span><text:span text:style-name="T13">importing modules</text:span><text:span text:style-name="T24">. All other languages have a way to do this. For example, in c++ libraries are add by the </text:span><text:span text:style-name="Teletype"><text:span text:style-name="T23">#i</text:span></text:span><text:span text:style-name="Teletype"><text:span text:style-name="T22">nclude</text:span></text:span><text:span text:style-name="T24"> statement. </text:span></text:p>
          <text:p text:style-name="P17"><text:span text:style-name="T24">It is crucial for you to learn how importing works in python, and what modules are available for you to import. For example, to use common mathematical functions you import the </text:span><text:span text:style-name="Teletype"><text:span text:style-name="T22">math</text:span></text:span><text:span text:style-name="T24"> module. How do you find out what is in a module? After you import a module you can use the </text:span><text:span text:style-name="Teletype"><text:span text:style-name="T22">help</text:span></text:span><text:span text:style-name="T24"> function. For the </text:span><text:span text:style-name="Teletype"><text:span text:style-name="T22">math</text:span></text:span><text:span text:style-name="T24"> example, if you type </text:span><text:span text:style-name="Teletype"><text:span text:style-name="T22">help(math)</text:span></text:span><text:span text:style-name="T24"> you will get a list of what is in the math module: things like </text:span><text:span text:style-name="Teletype"><text:span text:style-name="T22">pi</text:span></text:span><text:span text:style-name="T24">, </text:span><text:span text:style-name="Teletype"><text:span text:style-name="T22">sqrt</text:span></text:span><text:span text:style-name="T24">, </text:span><text:span text:style-name="Teletype"><text:span text:style-name="T22">sin</text:span></text:span><text:span text:style-name="T24">, </text:span><text:span text:style-name="Teletype"><text:span text:style-name="T22">cos</text:span></text:span><text:span text:style-name="T24">, </text:span><text:span text:style-name="Teletype"><text:span text:style-name="T22">exp</text:span></text:span><text:span text:style-name="T24">, and more. I use this all of the time You should learn to do it too!</text:span></text:p>
          <text:p text:style-name="P18"><text:span text:style-name="T24">To get a list of all of the available builtin modules type </text:span><text:span text:style-name="Teletype"><text:span text:style-name="T22">help(‘modules’)</text:span></text:span><text:span text:style-name="T24">. You will learn how to use many of the modules in this course.</text:span></text:p>
        </text:list-item>
        <text:list-item>
          <text:p text:style-name="P19"><text:span text:style-name="T15">Pin Numbering</text:span><text:span text:style-name="T24">. There is a difference between the </text:span><text:span text:style-name="T13">physical</text:span><text:span text:style-name="T24"> pin numbers and the </text:span><text:span text:style-name="T13">logical</text:span><text:span text:style-name="T24"> pin numbers. </text:span></text:p>
          <text:list>
            <text:list-item>
              <text:p text:style-name="P26">The physical numbers start at 1 for the top left pin, and run to 20 on the lower left. Pin 21 is on the lower right corner and the pin numbers run up to 40 in the upper right corner. </text:p>
            </text:list-item>
            <text:list-item>
              <text:p text:style-name="P26">When programming you always use the logical pin numbers. You have to look at the Pico W pinout chart to find these because they are not consequtive. Pin GP0 is at the top left and GP15 is at the lower left. There are four ground, GND, pins scattered along the side.</text:p>
            </text:list-item>
          </text:list>
        </text:list-item>
        <text:list-item>
          <text:p text:style-name="P20"><text:span text:style-name="T19">C</text:span><text:span text:style-name="T15">hallenge 1</text:span><text:span text:style-name="T24"> (loc. 660) </text:span><text:span text:style-name="T13">Resistor color code</text:span><text:span text:style-name="T24">. </text:span></text:p>
          <text:list>
            <text:list-item>
              <text:p text:style-name="P27">Give the color codes for 100 Ω, 5.6 kΩ, 330 kΩ, and 1.5 MΩ resistors. </text:p>
            </text:list-item>
          </text:list>
        </text:list-item>
      </text:list>
      <text:p text:style-name="P7"><text:span text:style-name="T24"/></text:p>
      <text:p text:style-name="P7"><text:span text:style-name="T24"/></text:p>
      <text:p text:style-name="P7"><text:span text:style-name="T24"/></text:p>
      <text:p text:style-name="P7"><text:span text:style-name="T24"/></text:p>
      <text:p text:style-name="P7"><text:span text:style-name="T24"/></text:p>
      <text:list xml:id="list151236735485259" text:continue-numbering="true" text:style-name="AdvLab-Bullet">
        <text:list-item>
          <text:list>
            <text:list-item>
              <text:p text:style-name="P27"><text:soft-page-break/>Find the value and precision of the following resistors: brn-blk-yel, ora-ora-red-gold, gry-whi-brn-silver.</text:p>
            </text:list-item>
          </text:list>
        </text:list-item>
      </text:list>
      <text:p text:style-name="P7"><text:span text:style-name="T24"/></text:p>
      <text:p text:style-name="P7"><text:span text:style-name="T24"/></text:p>
      <text:h text:style-name="P13" text:outline-level="1">Chapter 4 – Physical Computing with Rapsberry Pi Pico</text:h>
      <text:p text:style-name="P10">Move on to this chapter and work through it.</text:p>
      <text:list text:continue-numbering="true" text:style-name="AdvLab-Bullet">
        <text:list-item>
          <text:p text:style-name="P21"><text:span text:style-name="T15">Challenge </text:span><text:span text:style-name="T20">2</text:span><text:span text:style-name="T24"> (</text:span><text:span text:style-name="T26">loc. 741</text:span><text:span text:style-name="T24">) </text:span><text:span text:style-name="T13">Longer Light-Up</text:span><text:span text:style-name="T24">. Use the </text:span><text:span text:style-name="Teletype"><text:span text:style-name="T22">led_onboard.value()</text:span></text:span><text:span text:style-name="T24"> function to make the LED stay on longer, then shorter. Finally change your code so the LED is on half as long as it is off.</text:span></text:p>
        </text:list-item>
        <text:list-item>
          <text:p text:style-name="P21"><text:span text:style-name="T15">Challenge </text:span><text:span text:style-name="T20">3</text:span><text:span text:style-name="T24"> (</text:span><text:span text:style-name="T26">loc. 825)</text:span><text:span text:style-name="T24"> </text:span><text:span text:style-name="T13">Multiple LED’s</text:span><text:span text:style-name="T24">. Wire up three external LED’s of different colors. Program them to turn on and off successively and continue that pattern.</text:span></text:p>
          <text:list>
            <text:list-item>
              <text:p text:style-name="P22"><text:span text:style-name="T15">Note</text:span><text:span text:style-name="T24">: In the real world, </text:span><text:span text:style-name="T27">when a switch opens or closes, it actually might jump 4 or 5 times before it settles on the new state. This is because two metal surfaces aer rubbing against each other. The solution in software is to wait for a brief amount of time before declaring that the button changed state. Here is one solution:</text:span></text:p>
            </text:list-item>
          </text:list>
        </text:list-item>
      </text:list>
      <text:p text:style-name="Code">def wait_pin_change(pin):</text:p>
      <text:p text:style-name="Code"><text:s text:c="4"/># wait for pin to change value</text:p>
      <text:p text:style-name="Code"><text:s text:c="4"/># it needs to be stable for a continuous 20ms</text:p>
      <text:p text:style-name="Code"><text:s text:c="4"/>cur_value = pin.value()</text:p>
      <text:p text:style-name="Code"><text:s text:c="4"/>active = 0</text:p>
      <text:p text:style-name="Code"><text:s text:c="4"/>while active &lt; 20:</text:p>
      <text:p text:style-name="Code"><text:s text:c="8"/>if pin.value() != cur_value:</text:p>
      <text:p text:style-name="Code"><text:s text:c="12"/>active += 1</text:p>
      <text:p text:style-name="Code"><text:s text:c="8"/>else:</text:p>
      <text:p text:style-name="Code"><text:s text:c="12"/>active = 0</text:p>
      <text:p text:style-name="Code"><text:s text:c="8"/><text:span text:style-name="T38">sleep</text:span>(<text:span text:style-name="T38">0.00</text:span>1)</text:p>
      <text:p text:style-name="P11"><text:span text:style-name="T15"><text:tab/></text:span><text:span text:style-name="T21">You might use this code like below:</text:span></text:p>
      <text:p text:style-name="Code">while True:</text:p>
      <text:p text:style-name="Code"><text:s text:c="4"/>wait_pin_change(<text:span text:style-name="T38">button_pin</text:span>)</text:p>
      <text:p text:style-name="Code"><text:s text:c="4"/>LED.toggle()</text:p>
      <text:list xml:id="list151236147003836" text:continue-numbering="true" text:style-name="AdvLab-Bullet">
        <text:list-item>
          <text:list>
            <text:list-item>
              <text:p text:style-name="P31"><text:span text:style-name="T15">Write your program using the </text:span><text:span text:style-name="Teletype"><text:span text:style-name="T15">wait_pin_change</text:span></text:span><text:span text:style-name="T15"> function for key presses (and releases!)</text:span></text:p>
            </text:list-item>
          </text:list>
        </text:list-item>
        <text:list-item>
          <text:p text:style-name="P23"><text:span text:style-name="T15">Challeng</text:span><text:span text:style-name="T17">e </text:span><text:span text:style-name="T20">4</text:span><text:span text:style-name="T24"> (</text:span><text:span text:style-name="T26">loc 908</text:span><text:span text:style-name="T24">) </text:span><text:span text:style-name="T13">Building It Up</text:span><text:span text:style-name="T24">. Work through the challenge, then wire </text:span><text:span text:style-name="T26">one</text:span><text:span text:style-name="T24"> external button and two LED’s, and program things so you can turn each LED or both at the same time, or turn both off by pushing the button.</text:span></text:p>
        </text:list-item>
      </text:list>
      <text:h text:style-name="P15" text:outline-level="1">Chapter 5 – Traffic Light Controller</text:h>
      <text:p text:style-name="P5">Note: The topics of threads, introduced on <text:span text:style-name="T34">loc. 1000</text:span>, is actually an advanced topic. You have to be careful using threads because getting them to communicate with each other is a trick<text:span text:style-name="T34">y</text:span> and subtle issue.</text:p>
      <text:list xml:id="list151235530529158" text:continue-numbering="true" text:style-name="AdvLab-Bullet">
        <text:list-item>
          <text:p text:style-name="P24">Challenge 4<text:span text:style-name="T28"> (</text:span><text:span text:style-name="T30">loc. 1099</text:span><text:span text:style-name="T28">) Add a second button that operates like the first so a pedestrian on either side of the road can trigger the walk.</text:span></text:p>
        </text:list-item>
      </text:list>
      <text:h text:style-name="P16" text:outline-level="1">Chapter 6 – Reaction Game</text:h>
      <text:p text:style-name="P5">This chapter introduces interrupt routines, a very important topic in interfacing a microcontroller to the real world. You will use interrupts in other projects later in the course.</text:p>
      <text:p text:style-name="P5">Work through and build the Reaction Time games in this chapter. <text:span text:style-name="T32">This is a challenging activity! Follow directions carefully.</text:span></text:p>
      <text:list xml:id="list151235332326312" text:continue-numbering="true" text:style-name="AdvLab-Bullet">
        <text:list-item>
          <text:p text:style-name="P24">Challenge 5<text:span text:style-name="T28"> (</text:span><text:span text:style-name="T30">loc. 1268)</text:span><text:span text:style-name="T29"> Make the modifications suggested in the </text:span><text:span text:style-name="T14">Challenge</text:span><text:span text:style-name="T25"> box.</text:span></text:p>
        </text:list-item>
        <text:list-item>
          <text:p text:style-name="P25"><text:soft-page-break/><text:span text:style-name="T15">Challenge 6</text:span><text:span text:style-name="T24"> (</text:span><text:span text:style-name="T26">loc. 1337</text:span><text:span text:style-name="T24">) Make the three person modification and print out how fast the first person’s reaction time was.</text:span></text:p>
        </text:list-item>
      </text:list>
      <text:p text:style-name="P8"><text:span text:style-name="T24"/></text:p>
      <text:h text:style-name="P14" text:outline-level="1">Materials</text:h>
      <text:list text:continue-numbering="true" text:style-name="AdvLab-Bullet">
        <text:list-item>
          <text:p text:style-name="P28"><text:span text:style-name="T37">Red, yellow, and green</text:span> LED’s</text:p>
        </text:list-item>
        <text:list-item>
          <text:p text:style-name="P28">Three 220 <text:span text:style-name="T35">Ω</text:span><text:span text:style-name="T36"> resistors</text:span></text:p>
        </text:list-item>
        <text:list-item>
          <text:p text:style-name="P29">Three four-leg button</text:p>
        </text:list-item>
        <text:list-item>
          <text:p text:style-name="P29">Buzzer</text:p>
        </text:list-item>
        <text:list-item>
          <text:p text:style-name="P30"><text:span text:style-name="T36">Several male-male jumper wires</text:span><text:span text:style-name="T36"/></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3" fo:font-family="'Liberation Serif'" style:font-style-name="Regular" style:font-family-generic="roman" style:font-pitch="variable" fo:font-size="11pt" style:font-size-asian="10.5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loext:hyphenation-no-last-word="false" loext:hyphenation-word-char-count="no-limit" loext:hyphenation-zone="no-limit"/>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Preformatted_20_Text" style:display-name="Preformatted Text"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9">
      <number:number number:decimal-places="1" number:min-decimal-places="1"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426cca"/>
    </style:style>
    <style:style style:name="M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43931a" style:font-size-asian="10.5pt"/>
    </style:style>
    <style:style style:name="MT2" style:family="text">
      <style:text-properties fo:font-size="12pt" fo:font-weight="bold" officeooo:rsid="01057fde" style:font-size-asian="10.5pt"/>
    </style:style>
    <style:style style:name="MT3" style:family="text">
      <style:text-properties officeooo:rsid="0050f0df"/>
    </style:style>
    <style:style style:name="MT4" style:family="text">
      <style:text-properties fo:font-size="12pt" fo:font-weight="bold" officeooo:rsid="011bbfad" style:font-name-asian="Liberation Sans1" style:font-size-asian="10.5pt" style:font-name-complex="Liberation Sans1"/>
    </style:style>
    <style:style style:name="MT5" style:family="text">
      <style:text-properties fo:font-size="12pt" fo:font-weight="bold" officeooo:rsid="0137112d" style:font-name-asian="Liberation Sans1" style:font-size-asian="10.5pt" style:font-name-complex="Liberation Sans1"/>
    </style:style>
    <style:style style:name="MT6" style:family="text">
      <style:text-properties officeooo:rsid="00b1e0fa" style:font-name-asian="Liberation Sans1" style:font-name-complex="Liberation Sans1"/>
    </style:style>
    <style:style style:name="MT7" style:family="text">
      <style:text-properties fo:font-size="12pt" fo:font-weight="bold" officeooo:rsid="010124a3" style:font-size-asian="10.5pt"/>
    </style:style>
    <style:style style:name="MT8" style:family="text">
      <style:text-properties officeooo:rsid="010563d1"/>
    </style:style>
    <style:style style:name="MT9" style:family="text">
      <style:text-properties officeooo:rsid="0050f0df" style:font-name-asian="Liberation Serif" style:font-name-complex="Liberation Serif"/>
    </style:style>
    <style:style style:name="MT10" style:family="text">
      <style:text-properties officeooo:rsid="0050f0df" style:font-name-asian="Arial Unicode MS" style:font-name-complex="Arial Unicode MS"/>
    </style:style>
    <style:style style:name="MT11"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Instrumentation</text:span><text:span text:style-name="MT2"> Lab</text:span><text:span text:style-name="MT3"><text:tab/></text:span><text:span text:style-name="MT4">Lab </text:span><text:span text:style-name="MT5">2</text:span><text:span text:style-name="MT4"> – </text:span><text:span text:style-name="MT5">Physical Computing</text:span><text:span text:style-name="MT6"><text:tab/></text:span><text:span text:style-name="MT7">Fall</text:span><text:span text:style-name="MT3"> 202</text:span><text:span text:style-name="MT8">4</text:span></text:p>
        <text:p text:style-name="MP2">Names __________________________________________________________________</text:p>
      </style:header>
      <style:footer>
        <text:p text:style-name="MP3"><text:file-name text:display="name-and-extension">Lab02-Physical_Computing_24c.odt</text:file-name><text:tab/><text:span text:style-name="MT9">—</text:span><text:span text:style-name="MT10"> </text:span><text:span text:style-name="MT10"><text:page-number text:select-page="current">4</text:page-number></text:span><text:span text:style-name="MT10"><text:s/></text:span><text:span text:style-name="MT11">of </text:span><text:span text:style-name="MT11"><text:page-count>4</text:page-count></text:span><text:span text:style-name="MT10"><text:s/></text:span><text:span text:style-name="MT9">—</text:span><text:span text:style-name="MT10"><text:tab/></text:span><text:span text:style-name="MT10"><text:date style:data-style-name="N49" text:date-value="2024-09-12T15:12:35.216924333">2024-09-12</text:date></text:span><text:span text:style-name="MT10">, </text:span><text:span text:style-name="MT10"><text:time style:data-style-name="N60" text:time-value="2024-09-12T15:12:35.217097839">15:11</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T2H12M35S</meta:editing-duration>
    <meta:editing-cycles>26</meta:editing-cycles>
    <meta:generator>LibreOffice/24.2.5.2$Linux_X86_64 LibreOffice_project/420$Build-2</meta:generator>
    <meta:initial-creator>Prof Huster</meta:initial-creator>
    <dc:date>2024-09-12T15:12:34.904824797</dc:date>
    <meta:document-statistic meta:table-count="0" meta:image-count="0" meta:object-count="0" meta:page-count="4" meta:paragraph-count="55" meta:word-count="977" meta:character-count="5777" meta:non-whitespace-character-count="4787"/>
  </office:meta>
</office:document-meta>
</file>